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1" draw:name="drawing" text:anchor-type="as-char" svg:x="0in" svg:y="0in" svg:width="5in" svg:height="4.34375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<draw:frame draw:style-name="a2" draw:name="drawing" text:anchor-type="as-char" svg:x="0in" svg:y="0in" svg:width="4.59051in" svg:height="1.29868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><draw:frame draw:style-name="a3" draw:name="drawing" text:anchor-type="as-char" svg:x="0in" svg:y="0in" svg:width="4.44467in" svg:height="1.38202in" style:rel-width="scale" style:rel-height="scale"><draw:image xlink:href="media/image3.png" xlink:type="simple" xlink:show="embed" xlink:actuate="onLoad"/><svg:title/><svg:desc/></draw:frame><draw:frame draw:style-name="a4" draw:name="drawing" text:anchor-type="as-char" svg:x="0in" svg:y="0in" svg:width="3.54879in" svg:height="4.04187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><draw:frame draw:style-name="a5" draw:name="drawing" text:anchor-type="as-char" svg:x="0in" svg:y="0in" svg:width="4.50023in" svg:height="3.42379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  <text:p text:style-name="Normal"><draw:frame draw:style-name="a6" draw:name="drawing" text:anchor-type="as-char" svg:x="0in" svg:y="0in" svg:width="6.5in" svg:height="0.9375in" style:rel-width="scale" style:rel-height="scale"><draw:image xlink:href="media/image6.png" xlink:type="simple" xlink:show="embed" xlink:actuate="onLoad"/><svg:title/><svg:desc/></draw:frame></text:p>
      <text:p text:style-name="Normal"><draw:frame draw:style-name="a7" draw:name="drawing" text:anchor-type="as-char" svg:x="0in" svg:y="0in" svg:width="6.5in" svg:height="3.84375in" style:rel-width="scale" style:rel-height="scale"><draw:image xlink:href="media/image7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Normal" style:family="paragraph">
      <style:paragraph-properties fo:margin-bottom="0in"/>
      <style:text-properties style:font-name="Aptos" style:font-name-asian="Aptos" style:font-name-complex="Aptos" fo:color="#000000" fo:font-size="10pt" style:font-size-asian="10pt" style:font-size-complex="10pt"/>
    </style:style>
    <style:style style:family="graphic" style:name="a0" style:parent-style-name="Graphics">
      <style:graphic-properties fo:wrap-option="no-wrap" fo:border="0.01042in none" fo:padding-top="0in" fo:padding-bottom="0.20833in" fo:padding-left="0.27778in" fo:padding-right="0in" fo:background-color="transparent" draw:textarea-vertical-align="bottom" draw:textarea-horizontal-align="left" style:wrap="run-through" style:run-through="foreground" style:horizontal-rel="page" style:vertical-rel="page" style:horizontal-pos="left" style:vertical-pos="bottom" draw:auto-grow-width="true" draw:auto-grow-height="true"/>
      <style:paragraph-properties style:font-independent-line-spacing="true" style:writing-mode="lr-tb"/>
    </style:style>
  </office:automatic-styles>
  <office:master-styles>
    <style:master-page style:name="MP0" style:page-layout-name="PL0">
      <style:footer>
        <text:p text:style-name="Footer"><draw:frame draw:z-index="251660288" draw:id="id0" draw:style-name="a0" draw:name="Text Box 3" text:anchor-type="paragraph" svg:x="0in" svg:y="0in" svg:width="0.64236in" svg:height="0.40625in" style:rel-width="scale" style:rel-height="scale"><draw:text-box><text:p text:style-name="P2">Public</text:p></draw:text-box><svg:title/><svg:desc>Public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KARALLA PRAKASH</meta:initial-creator>
    <dc:creator>KAKARALLA PRAKASH</dc:creator>
    <meta:creation-date>2025-08-08T17:02:00Z</meta:creation-date>
    <dc:date>2025-08-08T17:02:00Z</dc:date>
    <meta:template xlink:href="Normal.dotm" xlink:type="simple"/>
    <meta:editing-cycles>2</meta:editing-cycles>
    <meta:editing-duration>PT0S</meta:editing-duration>
    <meta:user-defined meta:name="ClassificationContentMarkingFooterShapeIds">6631225f,1e8408d0,4d45ff2f</meta:user-defined>
    <meta:user-defined meta:name="ClassificationContentMarkingFooterFontProps">#000000,10,Aptos</meta:user-defined>
    <meta:user-defined meta:name="ClassificationContentMarkingFooterText">Public</meta:user-defined>
    <meta:user-defined meta:name="MSIP_Label_ce7ded32-6a8c-48b8-8009-ebf9a4e0e083_Enabled">true</meta:user-defined>
    <meta:user-defined meta:name="MSIP_Label_ce7ded32-6a8c-48b8-8009-ebf9a4e0e083_SetDate">2025-08-08T16:50:32Z</meta:user-defined>
    <meta:user-defined meta:name="MSIP_Label_ce7ded32-6a8c-48b8-8009-ebf9a4e0e083_Method">Privileged</meta:user-defined>
    <meta:user-defined meta:name="MSIP_Label_ce7ded32-6a8c-48b8-8009-ebf9a4e0e083_Name">Public - Public</meta:user-defined>
    <meta:user-defined meta:name="MSIP_Label_ce7ded32-6a8c-48b8-8009-ebf9a4e0e083_SiteId">258ac4e4-146a-411e-9dc8-79a9e12fd6da</meta:user-defined>
    <meta:user-defined meta:name="MSIP_Label_ce7ded32-6a8c-48b8-8009-ebf9a4e0e083_ActionId">7f1a0714-9c98-4bac-aab2-bae85a7aa3d6</meta:user-defined>
    <meta:user-defined meta:name="MSIP_Label_ce7ded32-6a8c-48b8-8009-ebf9a4e0e083_ContentBits">2</meta:user-defined>
    <meta:user-defined meta:name="MSIP_Label_ce7ded32-6a8c-48b8-8009-ebf9a4e0e083_Tag">10, 0, 1, 2</meta:user-defined>
    <meta:document-statistic meta:page-count="1" meta:paragraph-count="1" meta:word-count="2" meta:character-count="17" meta:row-count="1" meta:non-whitespace-character-count="16"/>
  </office:meta>
</office:document-meta>
</file>